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dc1" officeooo:paragraph-rsid="000eedc1"/>
    </style:style>
    <style:style style:name="gr1" style:family="graphic" style:parent-style-name="Frame">
      <style:graphic-properties draw:textarea-horizontal-align="justify" draw:textarea-vertical-align="middle" draw:auto-grow-height="false" fo:min-height="1.132cm" fo:min-width="2.106cm" style:run-through="foreground" style:wrap="parallel" style:number-wrapped-paragraphs="no-limit" style:wrap-contour="fals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 xx x xx x x xx xxxx x <text:s/>x x xx x x xx x x x xxxxx xx x x x xx <text:s/>xx <text:s/>x xx x x x x x x x x x x xx x x x x xxxx x x x x x xxxxxxx xxxx Xx xx x xx x x xx xxxx x <text:s/>x x xx x x xx x x x xxxxx xx x x x xx <text:s/>xx <text:s/>x xx x x x x x x x x x x xx x x x x<draw:custom-shape text:anchor-type="as-char" draw:z-index="0" draw:name="Shape1" draw:style-name="gr1" svg:width="4.211cm" svg:height="2.262cm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 xxxx x x x x x xxxxxx xxxxxXx xx x xx x x xx xxxx x <text:s/>x x xx x x xx x x x xxxxx xx x x x xx <text:s/>xx <text:s/>x xx x x x x x x x x x x xx x x x x xxxx x x x x x xxxxxx xxxxxXx xx x xx x x xx xxxx x <text:s/>x x xx x x xx x x x xxxxx xx x x x xx <text:s/>xx <text:s/>x xx x x x x x x x x x x xx x x x x xxxx x x x x x xxxxx xxxx xxXx xx x xx x x xx xxxx x <text:s/>x x xx x x xx x x x xxxxx xx x x x xx <text:s/>xx <text:s/>x xx x x x x x x x x x x xx x x x x xxxx x x x x x xxxx xxxx xxxXx xx x xx x x xx xxxx x <text:s/>x x xx x x xx x x x xxxxx xx x x x xx <text:s/>xx <text:s/>x xx x x x x x x x x x x xx x x x x xxxx x x x x x xxxxx xxxxx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8T10:44:29.164000000</dc:date>
    <meta:editing-duration>PT2M16S</meta:editing-duration>
    <meta:editing-cycles>3</meta:editing-cycles>
    <meta:generator>LibreOfficeDev/7.3.0.0.alpha0$Windows_X86_64 LibreOffice_project/8de52e3446bfc803d19130c02178e210ab056a49</meta:generator>
    <meta:document-statistic meta:table-count="0" meta:image-count="0" meta:object-count="0" meta:page-count="1" meta:paragraph-count="1" meta:word-count="298" meta:character-count="795" meta:non-whitespace-character-count="480"/>
  </office:meta>
</office:document-meta>
</file>